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4" style:list-style-name=""/>
    <style:style style:name="P6" style:family="paragraph" style:parent-style-name="Heading_20_4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__RefHeading__3418_1695286129"/>Network Chat Client - HTML5/Javascript<text:bookmark-end text:name="__RefHeading__3418_1695286129"/></text:h>
      <text:h text:style-name="Heading_20_4" text:outline-level="4">Base</text:h>
      <text:p text:style-name="Standard">Create a file called chat.html</text:p>
      <text:p text:style-name="Code_20_New">&lt;html&gt; </text:p>
      <text:p text:style-name="Code_20_New"><text:s text:c="4"/>&lt;head&gt; </text:p>
      <text:p text:style-name="Code_20_New"><text:s text:c="8"/>&lt;title&gt;Chat Client&lt;/title&gt; </text:p>
      <text:p text:style-name="Code_20_New"><text:s text:c="8"/>&lt;meta charset="UTF-8"&gt; </text:p>
      <text:p text:style-name="Code_20_New"><text:s text:c="8"/>&lt;script&gt; </text:p>
      <text:p text:style-name="Code_20_New"><text:s text:c="8"/>&lt;/script&gt; </text:p>
      <text:p text:style-name="Code_20_New"><text:s text:c="4"/>&lt;/head&gt; </text:p>
      <text:p text:style-name="Code_20_New"><text:s text:c="4"/>&lt;body&gt; </text:p>
      <text:p text:style-name="Code_20_New"><text:s text:c="8"/>&lt;h1&gt;Chat Client&lt;/h1&gt; </text:p>
      <text:p text:style-name="Code_20_New"><text:s text:c="4"/>&lt;/body&gt; </text:p>
      <text:p text:style-name="Code_20_New">&lt;/html&gt; </text:p>
      <text:p text:style-name="Standard">Open chat.html in firefox</text:p>
      <text:p text:style-name="Standard">Reload the page each addition by pressing CTRL+F5</text:p>
      <text:h text:style-name="Heading_20_4" text:outline-level="4">Connect</text:h>
      <text:p text:style-name="Standard">Replace localhost with the servers IP address example: ws://192.168.0.1:9873/</text:p>
      <text:p text:style-name="Code"><text:s text:c="8"/>&lt;script&gt; </text:p>
      <text:p text:style-name="Code_20_New"><text:s text:c="12"/>window.onload = function() { </text:p>
      <text:p text:style-name="Code_20_New"><text:s text:c="16"/>var socket <text:s text:c="4"/>= new WebSocket("ws://localhost:9873/"); </text:p>
      <text:p text:style-name="Code_20_New"><text:s text:c="12"/>}; </text:p>
      <text:p text:style-name="Code"><text:s text:c="8"/>&lt;/script&gt; </text:p>
      <text:p text:style-name="Standard">Look at the server to see if your IP address connected</text:p>
      <text:h text:style-name="Heading_20_4" text:outline-level="4">Connect + Send</text:h>
      <text:p text:style-name="Code"><text:s text:c="16"/>var socket <text:s text:c="4"/>= new WebSocket("ws://localhost:9873/"); </text:p>
      <text:p text:style-name="Code_20_New"><text:s text:c="16"/>socket.onopen = function(e) { socket.send("Hello I am Bob"+"\n"); } </text:p>
      <text:p text:style-name="Standard">Look at the server to see if it received your message</text:p>
      <text:h text:style-name="Heading_20_4" text:outline-level="4">Send Messages</text:h>
      <text:p text:style-name="Code"><text:s text:c="16"/>socket.onopen = function(e) { socket.send("Hello I am Bob"+"\n"); } </text:p>
      <text:p text:style-name="Code_20_New"><text:s text:c="16"/>while (true) { socket.send(prompt()+"\n"); }</text:p>
      <text:h text:style-name="Heading_20_4" text:outline-level="4">Recive Messages</text:h>
      <text:p text:style-name="Standard">Tools-&gt;Web Developer-&gt;Web Console</text:p>
      <text:p text:style-name="Code"><text:s text:c="13"/>window.onload = function() { </text:p>
      <text:p text:style-name="Code"><text:s text:c="17"/>var socket <text:s text:c="4"/>= new WebSocket("ws://localhost:9873/"); </text:p>
      <text:p text:style-name="Code"/>
      <text:p text:style-name="Code_20_New"><text:s text:c="17"/>function receive(msg) { </text:p>
      <text:p text:style-name="Code_20_New"><text:s text:c="21"/>console.log("got: " + msg.data); </text:p>
      <text:p text:style-name="Code_20_New"><text:s text:c="17"/>} </text:p>
      <text:p text:style-name="Code_20_New"><text:s text:c="17"/>socket.onmessage = receive; </text:p>
      <text:p text:style-name="Code_20_New"><text:s/></text:p>
      <text:p text:style-name="Code"><text:s text:c="17"/>socket.onopen = function(e) { socket.send("Hello I am Bob"+"\n"); } </text:p>
      <text:h text:style-name="P5" text:outline-level="4"/>
      <text:h text:style-name="P6" text:outline-level="4">Webpage Interface - Send</text:h>
      <text:p text:style-name="Code"><text:s text:c="17"/>var socket <text:s text:c="4"/>= new WebSocket("ws://localhost:9873/"); </text:p>
      <text:p text:style-name="Code_20_New"><text:s/></text:p>
      <text:p text:style-name="Code_20_New"><text:s text:c="17"/>var text_field = document.getElementById('text_field'); </text:p>
      <text:p text:style-name="Code_20_New"><text:s text:c="17"/>text_field.addEventListener('keydown', textEventKeyDown, true); </text:p>
      <text:p text:style-name="Code_20_New"><text:s text:c="17"/>function textEventKeyDown(event) { </text:p>
      <text:p text:style-name="Code_20_New"><text:s text:c="21"/>if (event.keyCode==13) { </text:p>
      <text:p text:style-name="Code_20_New"><text:s text:c="25"/>socket.send(text_field.value+"\n"); </text:p>
      <text:p text:style-name="Code_20_New"><text:s text:c="25"/>text_field.value = ""; </text:p>
      <text:p text:style-name="Code_20_New"><text:s text:c="21"/>} </text:p>
      <text:p text:style-name="Code_20_New"><text:s text:c="17"/>} </text:p>
      <text:p text:style-name="Code_20_New"/>
      <text:p text:style-name="Code"><text:s text:c="17"/>function receive(msg) { </text:p>
      <text:p text:style-name="Code"><text:s text:c="21"/>console.log("got: " + msg.data); </text:p>
      <text:p text:style-name="Code"><text:s text:c="17"/>} </text:p>
      <text:p text:style-name="Code"><text:s text:c="17"/>socket.onmessage = receive; </text:p>
      <text:p text:style-name="Code_20_New"/>
      <text:p text:style-name="Code_20_Remove"><text:s text:c="17"/>socket.onopen = function(e) { socket.send("Hello I am Bob"+"\n"); } </text:p>
      <text:p text:style-name="Code_20_Remove"><text:s text:c="17"/>while (true) { socket.send(prompt()+"\n"); } </text:p>
      <text:p text:style-name="Code"><text:s text:c="13"/>}; </text:p>
      <text:p text:style-name="Code">…</text:p>
      <text:p text:style-name="Code"/>
      <text:p text:style-name="Code"><text:s text:c="8"/>&lt;h1&gt;Chat Client&lt;/h1&gt; </text:p>
      <text:p text:style-name="Code_20_New"><text:s text:c="8"/>&lt;input <text:s text:c="3"/>id="text_field" style="width:300px;" <text:s text:c="8"/>/&gt;</text:p>
      <text:h text:style-name="Heading_20_4" text:outline-level="4">Webpage Interface - Recive</text:h>
      <text:p text:style-name="Code"><text:s text:c="17"/>var socket <text:s text:c="4"/>= new WebSocket("ws://localhost:9873/"); </text:p>
      <text:p text:style-name="Code"/>
      <text:p text:style-name="Code_20_New"><text:s text:c="17"/>var text_area <text:s/>= document.getElementById("text_area"); </text:p>
      <text:p text:style-name="Code_20_New"><text:s text:c="17"/>text_area.readOnly = true; </text:p>
      <text:p text:style-name="Code_20_New"/>
      <text:p text:style-name="Code"><text:s text:c="17"/>function receive(msg) { </text:p>
      <text:p text:style-name="Code_20_Remove"><text:s text:c="21"/>console.log("got: " + msg.data); </text:p>
      <text:p text:style-name="Code_20_New"><text:s text:c="21"/>text_area.value = text_area.value + msg.data; </text:p>
      <text:p text:style-name="Code"><text:s text:c="17"/>} </text:p>
      <text:p text:style-name="Code"><text:s text:c="17"/>socket.onmessage = receive; </text:p>
      <text:p text:style-name="Code"/>
      <text:p text:style-name="Code">…</text:p>
      <text:p text:style-name="Code"><text:s text:c="8"/>&lt;h1&gt;Chat Client&lt;/h1&gt; </text:p>
      <text:p text:style-name="Code_20_New"><text:s text:c="8"/>&lt;textarea id="text_area" <text:s/>style="width:300px;" rows="15"&gt;&lt;/textarea&gt;</text:p>
      <text:p text:style-name="Code_20_New"><text:s text:c="8"/>&lt;br/&gt;</text:p>
      <text:p text:style-name="Code"><text:s text:c="8"/>&lt;input <text:s text:c="3"/>id="text_field" style="width:300px;" <text:s text:c="8"/>/&gt;</text:p>
      <text:h text:style-name="Heading_20_4" text:outline-level="4">Scroll Fix</text:h>
      <text:p text:style-name="Code"><text:s text:c="17"/>function receive(msg) { </text:p>
      <text:p text:style-name="Code"><text:s text:c="21"/>text_area.value = text_area.value + msg.data; </text:p>
      <text:p text:style-name="Code_20_New"><text:s text:c="21"/>text_area.scrollTop = text_area.scrollHeight; </text:p>
      <text:p text:style-name="Code"><text:s text:c="17"/>} </text:p>
      <text:h text:style-name="Heading_20_4" text:outline-level="4">Username</text:h>
      <text:p text:style-name="Code"><text:s text:c="21"/>if (event.keyCode==13) { </text:p>
      <text:p text:style-name="Code_20_Remove"><text:s text:c="25"/>socket.send(text_field.value+"\n"); </text:p>
      <text:p text:style-name="Code_20_New"><text:s text:c="25"/>socket.send("Yourname: "+text_field.value+"\n"); </text:p>
      <text:p text:style-name="Code"><text:s text:c="25"/>text_field.value = ""; </text:p>
      <text:p text:style-name="Code"><text:s text:c="21"/>} </text:p>
      <text:p text:style-name="P2"/>
      <text:p text:style-name="P2"/>
      <text:h text:style-name="P4" text:outline-level="2">Network Chat Client - Python3</text:h>
      <text:p text:style-name="Standard">Create a file chat.py</text:p>
      <text:p text:style-name="Standard">Run the program after each addition</text:p>
      <text:h text:style-name="Heading_20_4" text:outline-level="4">Connect</text:h>
      <text:p text:style-name="Standard">Replace localhost with the servers IP address example: 192.168.0.1</text:p>
      <text:p text:style-name="Code_20_New">import socket, threading, time </text:p>
      <text:p text:style-name="Code_20_New"/>
      <text:p text:style-name="Code_20_New">sock = socket.socket(socket.AF_INET, socket.SOCK_STREAM) </text:p>
      <text:p text:style-name="Code_20_New">sock.connect(("localhost", 9872)) </text:p>
      <text:p text:style-name="Standard">Look at the server to see if your IP address connected</text:p>
      <text:h text:style-name="Heading_20_4" text:outline-level="4">Connect + Send</text:h>
      <text:p text:style-name="Code">sock.connect(("localhost", 9872)) </text:p>
      <text:p text:style-name="Code"/>
      <text:p text:style-name="Code_20_New">sock.sendall(bytes('Hello I am Bob'+"\n",'utf-8')) </text:p>
      <text:p text:style-name="Standard">Look at the server to see if it received your message</text:p>
      <text:h text:style-name="Heading_20_4" text:outline-level="4">Send Messages</text:h>
      <text:p text:style-name="Standard">Press CTRL+C to exit</text:p>
      <text:p text:style-name="Code">sock.sendall(bytes('Hello I am Bob'+"\n",'utf-8')) </text:p>
      <text:p text:style-name="Code_20_New">while True: </text:p>
      <text:p text:style-name="Code_20_New"><text:s text:c="4"/>sock.sendall(bytes(input()+"\n",'utf-8')) </text:p>
      <text:h text:style-name="Heading_20_4" text:outline-level="4">Receive (Only)</text:h>
      <text:p text:style-name="Code">import socket, threading, time </text:p>
      <text:p text:style-name="Code_20_New"/>
      <text:p text:style-name="Code_20_New">def connection(sock): </text:p>
      <text:p text:style-name="Code_20_New"><text:s text:c="4"/>while True: </text:p>
      <text:p text:style-name="Code_20_New"><text:s text:c="8"/>data_recv = sock.recv(4098) </text:p>
      <text:p text:style-name="Code_20_New"><text:s text:c="8"/>if not data_recv: </text:p>
      <text:p text:style-name="Code_20_New"><text:s text:c="12"/>break </text:p>
      <text:p text:style-name="Code_20_New"><text:s text:c="8"/>print(data_recv) </text:p>
      <text:p text:style-name="Code_20_New"><text:s text:c="4"/>sock.close() </text:p>
      <text:p text:style-name="Code_20_New"/>
      <text:p text:style-name="Code">sock = socket.socket(socket.AF_INET, socket.SOCK_STREAM) </text:p>
      <text:p text:style-name="Code">sock.connect(("localhost", 9872))</text:p>
      <text:p text:style-name="Code_20_New">connection(sock)</text:p>
      <text:h text:style-name="Heading_20_4" text:outline-level="4">Send and Receive Messages</text:h>
      <text:p text:style-name="Code">sock.connect(("localhost", 9872))</text:p>
      <text:p text:style-name="Code_20_Remove">connection(sock) </text:p>
      <text:p text:style-name="Code_20_New"/>
      <text:p text:style-name="Code_20_New">thread = threading.Thread(target=connection, args=(sock,)) </text:p>
      <text:p text:style-name="Code_20_New">thread.daemon=True </text:p>
      <text:p text:style-name="Code_20_New">thread.start() </text:p>
      <text:h text:style-name="P5" text:outline-level="4"/>
      <text:h text:style-name="P6" text:outline-level="4">Graphical User Interface - Send</text:h>
      <text:p text:style-name="Code">import socket, threading, time </text:p>
      <text:p text:style-name="Code_20_New">import tkinter </text:p>
      <text:p text:style-name="Code_20_New"/>
      <text:p text:style-name="Code_20_New">…</text:p>
      <text:p text:style-name="Code_20_New"><text:s/></text:p>
      <text:p text:style-name="Code">thread.start() </text:p>
      <text:p text:style-name="Code_20_New"><text:s/></text:p>
      <text:p text:style-name="Code_20_Remove">sock.sendall(bytes('Hello I am Bob'+"\n",'utf-8')) </text:p>
      <text:p text:style-name="Code_20_Remove">while True: </text:p>
      <text:p text:style-name="Code_20_Remove"><text:s text:c="4"/>sock.sendall(bytes(input()+"\n",'utf-8')) </text:p>
      <text:p text:style-name="Code_20_New"/>
      <text:p text:style-name="Code_20_New">root = tkinter.Tk() </text:p>
      <text:p text:style-name="Code_20_New">root.title("Chat Client") </text:p>
      <text:p text:style-name="Code_20_New">input_box = tkinter.Entry(root) </text:p>
      <text:p text:style-name="Code_20_New">input_box.pack(fill=tkinter.BOTH) </text:p>
      <text:p text:style-name="Code_20_New">def handle_user_input(e): </text:p>
      <text:p text:style-name="Code_20_New"><text:s text:c="4"/>sock.sendall((input_box.get()+'\n').encode('utf-8')) </text:p>
      <text:p text:style-name="Code_20_New"><text:s text:c="4"/>input_box.delete(0, tkinter.END) </text:p>
      <text:p text:style-name="Code_20_New">input_box.bind("&lt;KeyRelease-Return&gt;", handle_user_input) </text:p>
      <text:p text:style-name="Code_20_New">input_box.focus_set() </text:p>
      <text:p text:style-name="Code_20_New"><text:s/></text:p>
      <text:p text:style-name="Code_20_New">root.mainloop() </text:p>
      <text:h text:style-name="Heading_20_4" text:outline-level="4">Graphical User Interface <text:s/>-Receive</text:h>
      <text:p text:style-name="Code">import tkinter </text:p>
      <text:p text:style-name="Code_20_New">import tkinter.scrolledtext</text:p>
      <text:p text:style-name="Code"/>
      <text:p text:style-name="Code">…</text:p>
      <text:p text:style-name="Code"/>
      <text:p text:style-name="Code_20_Remove"><text:s text:c="8"/>print(data_recv) </text:p>
      <text:p text:style-name="Code_20_New"><text:s text:c="8"/>output_box.insert(tkinter.END, data_recv) </text:p>
      <text:p text:style-name="Code"><text:s text:c="4"/>sock.close() </text:p>
      <text:p text:style-name="Code"/>
      <text:p text:style-name="Code">…</text:p>
      <text:p text:style-name="Code"/>
      <text:p text:style-name="Code">root.title("Chat Client") </text:p>
      <text:p text:style-name="Code_20_New">output_box = tkinter.scrolledtext.ScrolledText(root, width=40, height=15) </text:p>
      <text:p text:style-name="Code_20_New">output_box.pack(fill=tkinter.BOTH, expand=1) </text:p>
      <text:p text:style-name="Code">input_box = tkinter.Entry(root) </text:p>
      <text:h text:style-name="Heading_20_4" text:outline-level="4">Scroll Fix</text:h>
      <text:p text:style-name="Code"><text:s text:c="8"/>output_box.insert(tkinter.END, data_recv) </text:p>
      <text:p text:style-name="Code_20_New"><text:s text:c="8"/>output_box.yview(tkinter.END) </text:p>
      <text:p text:style-name="Code"><text:s text:c="4"/>sock.close() </text:p>
      <text:h text:style-name="Heading_20_4" text:outline-level="4">Username</text:h>
      <text:p text:style-name="Code">def handle_user_input(e): </text:p>
      <text:p text:style-name="Code_20_Remove"><text:s text:c="4"/>sock.sendall((input_box.get()+'\n').encode('utf-8')) </text:p>
      <text:p text:style-name="Code_20_New"><text:s text:c="4"/>sock.sendall(('Yourname:'+input_box.get()+'\n').encode('utf-8')) </text:p>
      <text:p text:style-name="Code"><text:s text:c="4"/>input_box.delete(0, tkinter.END) </text:p>
      <text:p text:style-name="Standard"/>
      <text:p text:style-name="Standard"/>
      <text:h text:style-name="P4" text:outline-level="2">Copter</text:h>
      <text:h text:style-name="Heading_20_4" text:outline-level="4">Base</text:h>
      <text:p text:style-name="Code_20_New">import pygame</text:p>
      <text:p text:style-name="Code_20_New"/>
      <text:p text:style-name="Code_20_New">pygame.init()</text:p>
      <text:p text:style-name="Code_20_New">screen = pygame.display.set_mode((320, 240))</text:p>
      <text:p text:style-name="Code_20_New">clock <text:s/>= pygame.time.Clock()</text:p>
      <text:p text:style-name="Code_20_New"/>
      <text:p text:style-name="Code_20_New">class callByRef:</text:p>
      <text:p text:style-name="Code_20_New"><text:s text:c="4"/>def __init__(self, **args):</text:p>
      <text:p text:style-name="Code_20_New"><text:s text:c="8"/>for (key, value) in args.items():</text:p>
      <text:p text:style-name="Code_20_New"><text:s text:c="12"/>setattr(self, key, value)</text:p>
      <text:p text:style-name="Code_20_New">v = callByRef(</text:p>
      <text:p text:style-name="Code_20_New"><text:s text:c="4"/>running <text:s text:c="10"/>= True,</text:p>
      <text:p text:style-name="Code_20_New"><text:s text:c="4"/>color_background <text:s/>= ( <text:s/>0, <text:s text:c="2"/>0, <text:s text:c="2"/>0, 255),</text:p>
      <text:p text:style-name="Code_20_New">)</text:p>
      <text:p text:style-name="Code_20_New"/>
      <text:p text:style-name="Code_20_New">while v.running:</text:p>
      <text:p text:style-name="Code_20_New"><text:s text:c="4"/>clock.tick(60)</text:p>
      <text:p text:style-name="Code_20_New"><text:s text:c="4"/>screen.fill(v.color_background)</text:p>
      <text:p text:style-name="Code_20_New"/>
      <text:p text:style-name="Code_20_New"><text:s text:c="4"/>for event in pygame.event.get():</text:p>
      <text:p text:style-name="Code_20_New"><text:s text:c="8"/>if event.type == pygame.QUIT:</text:p>
      <text:p text:style-name="Code_20_New"><text:s text:c="12"/>v.running = False</text:p>
      <text:p text:style-name="Code_20_New"/>
      <text:p text:style-name="Code_20_New"><text:s text:c="4"/>keys = pygame.key.get_pressed()</text:p>
      <text:p text:style-name="Code_20_New"><text:s text:c="4"/>if keys[pygame.K_ESCAPE]: v.running = False</text:p>
      <text:p text:style-name="Code_20_New"/>
      <text:p text:style-name="Code_20_New"><text:s text:c="4"/>pygame.display.flip()</text:p>
      <text:p text:style-name="Code_20_New"/>
      <text:p text:style-name="Code_20_New">pygame.quit()</text:p>
      <text:h text:style-name="Heading_20_4" text:outline-level="4">Scrolling Background</text:h>
      <text:p text:style-name="Code"><text:s text:c="4"/>color_background <text:s/>= ( <text:s/>0, <text:s text:c="2"/>0, <text:s text:c="2"/>0, 255),</text:p>
      <text:p text:style-name="Code_20_New"><text:s text:c="4"/>background_image <text:s/>= pygame.image.load("level.gif"),</text:p>
      <text:p text:style-name="Code_20_New"><text:s text:c="4"/>view_x_pos <text:s text:c="7"/>= 0,</text:p>
      <text:p text:style-name="Code">)</text:p>
      <text:p text:style-name="Code"/>
      <text:p text:style-name="Code">…</text:p>
      <text:p text:style-name="Code"><text:s text:c="4"/>if keys[pygame.K_ESCAPE]: v.running = False</text:p>
      <text:p text:style-name="Code_20_New"/>
      <text:p text:style-name="Code_20_New"><text:s text:c="4"/>v.view_x_pos += 1</text:p>
      <text:p text:style-name="Code_20_New"><text:s text:c="4"/>rectangle <text:s text:c="2"/>= v.background_image.get_rect()</text:p>
      <text:p text:style-name="Code_20_New"><text:s text:c="4"/>rectangle.x = rectangle.x - v.view_x_pos</text:p>
      <text:p text:style-name="Code_20_New"><text:s text:c="4"/>screen.blit(v.background_image, rectangle)</text:p>
      <text:p text:style-name="Code_20_New"/>
      <text:p text:style-name="Code"><text:s text:c="4"/>pygame.display.flip()</text:p>
      <text:p text:style-name="Code"/>
      <text:h text:style-name="P5" text:outline-level="4"/>
      <text:h text:style-name="P3" text:outline-level="4"/>
      <text:h text:style-name="P6" text:outline-level="4">Copter</text:h>
      <text:p text:style-name="Code"><text:s text:c="4"/>view_x_pos <text:s text:c="7"/>= 0,</text:p>
      <text:p text:style-name="Code_20_New"><text:s text:c="4"/>copter_image <text:s text:c="5"/>= pygame.image.load("ship.gif"),</text:p>
      <text:p text:style-name="Code_20_New"><text:s text:c="4"/>copter_x_pos <text:s text:c="5"/>= 50,</text:p>
      <text:p text:style-name="Code_20_New"><text:s text:c="4"/>copter_y_pos <text:s text:c="5"/>= 50,</text:p>
      <text:p text:style-name="Code"/>
      <text:p text:style-name="Code">…</text:p>
      <text:p text:style-name="Code"><text:s text:c="4"/>if keys[pygame.K_ESCAPE]: v.running = False</text:p>
      <text:p text:style-name="Code_20_New"><text:s text:c="4"/>if keys[pygame.K_SPACE ]: v.copter_y_pos += -2</text:p>
      <text:p text:style-name="Code_20_New"><text:s text:c="4"/>else <text:s text:c="19"/>: v.copter_y_pos += <text:s/>1</text:p>
      <text:p text:style-name="Code">…</text:p>
      <text:p text:style-name="Code"><text:s text:c="4"/>screen.blit(v.background_image, rectangle)</text:p>
      <text:p text:style-name="Code"/>
      <text:p text:style-name="Code_20_New"><text:s text:c="4"/>copter_rectangle = v.copter_image.get_rect()</text:p>
      <text:p text:style-name="Code_20_New"><text:s text:c="4"/>copter_rectangle.x = v.copter_x_pos</text:p>
      <text:p text:style-name="Code_20_New"><text:s text:c="4"/>copter_rectangle.y = v.copter_y_pos</text:p>
      <text:p text:style-name="Code_20_New"><text:s text:c="4"/>screen.blit(v.copter_image, copter_rectangle)</text:p>
      <text:p text:style-name="Code_20_New"/>
      <text:p text:style-name="Code"><text:s text:c="4"/>pygame.display.flip()</text:p>
      <text:p text:style-name="Code"/>
      <text:p text:style-name="Standard"/>
      <text:h text:style-name="Heading_20_4" text:outline-level="4">Collision</text:h>
      <text:p text:style-name="Code"><text:s text:c="4"/>if keys[pygame.K_SPACE ]: v.copter_y_pos += -2</text:p>
      <text:p text:style-name="Code"><text:s text:c="4"/>else <text:s text:c="19"/>: v.copter_y_pos += <text:s/>1</text:p>
      <text:p text:style-name="Code"/>
      <text:p text:style-name="Code_20_New"><text:s text:c="4"/>colision_point = (v.copter_x_pos + v.view_x_pos, v.copter_y_pos)</text:p>
      <text:p text:style-name="Code_20_New"><text:s text:c="4"/>try <text:s text:c="2"/>: pixel = v.background_image.get_at(colision_point)</text:p>
      <text:p text:style-name="Code_20_New"><text:s text:c="4"/>except: pixel = None</text:p>
      <text:p text:style-name="Code_20_New"><text:s text:c="4"/>if pixel and pixel != (255,255,255,255):</text:p>
      <text:p text:style-name="Code_20_New"><text:s text:c="9"/>v.view_x_pos <text:s text:c="2"/>= <text:s/>0</text:p>
      <text:p text:style-name="Code_20_New"><text:s text:c="9"/>v.copter_x_pos = 50</text:p>
      <text:p text:style-name="Code_20_New"><text:s text:c="9"/>v.copter_y_pos = 50</text:p>
      <text:p text:style-name="Code"/>
      <text:h text:style-name="Heading_20_4" text:outline-level="4">Ideas</text:h>
      <text:p text:style-name="Standard">Make the screen move faster?</text:p>
      <text:p text:style-name="Standard">Make the copter move faster?</text:p>
      <text:p text:style-name="Standard">Make the copter move left and right </text:p>
      <text:p text:style-name="Code_20_New"><text:s text:c="4"/>if keys[pygame.K_LEFT ]: ???</text:p>
      <text:p text:style-name="Code_20_New"><text:s text:c="4"/>if keys[pygame.K_RIGHT]: ???</text:p>
      <text:p text:style-name="Standard">Make it Full screen</text:p>
      <text:p text:style-name="Code">screen = pygame.display.set_mode((320, 240), pygame.FULLSCREEN)</text:p>
      <text:p text:style-name="Standard">Make it Higher Resolution</text:p>
      <text:p text:style-name="Code">screen = pygame.display.set_mode((640, 480), pygame.FULLSCRE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2.49pt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2-10-09T14:10:30.99" text:fixed="true">9 October 2012</text:date><text:tab/>Page <text:page-number text:select-page="current">5</text:page-number> or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Callaghan</meta:initial-creator>
    <meta:creation-date>2012-10-08T23:11:17</meta:creation-date>
    <dc:date>2012-10-14T15:16:18</dc:date>
    <dc:creator>Allan Callaghan</dc:creator>
    <meta:editing-duration>PT15H19M59S</meta:editing-duration>
    <meta:editing-cycles>12</meta:editing-cycles>
    <meta:generator>LibreOffice/3.4$Linux LibreOffice_project/340m1$Build-402</meta:generator>
    <meta:document-statistic meta:table-count="0" meta:image-count="0" meta:object-count="0" meta:page-count="6" meta:paragraph-count="238" meta:word-count="710" meta:character-count="8005" meta:non-whitespace-character-count="5952"/>
  </office:meta>
</office:document-meta>
</file>